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>現階段的電子商務發展，對大部分的企業而言，仍處於起步的階段，可能並未真</text:p>
      <text:p text:style-name="PreformattedText">正掌握電子商務發展的重點及基本精神，造成發展策略上產生不正確的扭曲。在</text:p>
      <text:p text:style-name="PreformattedText">形成電子商務的發展策略之前，有一些重要的因素必須先行關照。</text:p>
      <text:p text:style-name="PreformattedText">一、安全性：根據Sterling Commerce公司的Johnny Long分析。電子商務安全性</text:p>
      <text:p text:style-name="PreformattedText">有十二個關鍵的因素必須考慮：</text:p>
      <text:p text:style-name="PreformattedText">●防火牆(Firewalls)</text:p>
      <text:p text:style-name="PreformattedText">●資料加密(Data Encryption tools)</text:p>
      <text:p text:style-name="PreformattedText">●認證及認證的管理(Certification and Key Management Solutions)</text:p>
      <text:p text:style-name="PreformattedText">●連線控制機制(Access Control Mechanisms)</text:p>
      <text:p text:style-name="PreformattedText">●防毒技術(Antivirus Products)</text:p>
      <text:p text:style-name="PreformattedText">●電子商務管理工具(EC Management Tools)</text:p>
      <text:p text:style-name="PreformattedText">●電子簽證(Single Sign-on Technology)</text:p>
      <text:p text:style-name="PreformattedText">●干擾偵測(Intrusion Detection)</text:p>
      <text:p text:style-name="PreformattedText">●安全性(Physical Security)</text:p>
      <text:p text:style-name="PreformattedText">二、開一個Web，no problem！開一個成功的Web，that's the problem！</text:p>
      <text:p text:style-name="PreformattedText">現在企業及個人掛一個web似乎已經是很常見的一件事，上HomePage成為一個</text:p>
      <text:p text:style-name="PreformattedText">Fashion。但是愈來愈明顯的一個事實是，所謂「死的網站」(Dead Web)卻正在</text:p>
      <text:p text:style-name="PreformattedText">以前所未有的速度成長，這些網站以WWW的型式存在，但是卻沒有發揮這個媒體</text:p>
      <text:p text:style-name="PreformattedText">的特色及作用，這個現象以後有可能和我們的太空軌道上的殘骸一樣令人慘不忍</text:p>
      <text:p text:style-name="PreformattedText">睹。</text:p>
      <text:p text:style-name="PreformattedText">多媒體與網際網路的結合，導致網際網路的資料流量急速成長，網路塞車已是網</text:p>
      <text:p text:style-name="PreformattedText">路族的最大夢魘，全球資訊網(WWW)已成了「Wait Wait Wait」，網際網路面臨影</text:p>
      <text:p text:style-name="PreformattedText">響其未來能否繼續蓬勃發展的關鍵之一，即是使用者的接取速率能否再次地提升</text:p>
      <text:p text:style-name="PreformattedText">。</text:p>
      <text:p text:style-name="PreformattedText">56 Kbps數據機的標準V.90甫於今年2月制定完成，但似乎並未替網路族帶來歡欣</text:p>
      <text:p text:style-name="PreformattedText">，究其原由，其所提升之速率仍有限，無法滿足現今網路族的傳輸需求，但其隨</text:p>
      <text:p text:style-name="PreformattedText">購即用，利用一般電話撥接，不須由專業技術人員安裝之便利性，受到網路族所</text:p>
      <text:p text:style-name="PreformattedText">肯定。</text:p>
      <text:p text:style-name="PreformattedText">在現今的各種傳輸媒體網路中，電話網路乃是全世界遍佈最廣的傳輸網路，亦是</text:p>
      <text:p text:style-name="PreformattedText">連線上網最方便的途徑，因之如何在電話網路上提供高速的傳輸速率，成為最熱</text:p>
      <text:p text:style-name="PreformattedText">門的研發標的。ADSL(非對稱數位用戶迴路)在此需求下應運而生，其透過一條一</text:p>
      <text:p text:style-name="PreformattedText">般電話線路，同時提供一般的電話與高速數據傳輸的服務，為網路族帶來無限的</text:p>
      <text:p text:style-name="PreformattedText">希望。</text:p>
      <text:p text:style-name="PreformattedText">【】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EE</dc:creator>
    <meta:creation-date>2018-09-07T12:39:00Z</meta:creation-date>
    <dc:date>2018-09-07T12:39:00Z</dc:date>
    <meta:template xlink:href="Normal.dotm" xlink:type="simple"/>
    <meta:editing-cycles>2</meta:editing-cycles>
    <meta:editing-duration>PT0S</meta:editing-duration>
    <meta:document-statistic meta:page-count="1" meta:paragraph-count="2" meta:word-count="155" meta:character-count="1043" meta:row-count="7" meta:non-whitespace-character-count="890"/>
  </office:meta>
</office:document-meta>
</file>